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ndara Light" svg:font-family="'Candara Light'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loext:opacity="0%" style:font-name="Calibri" fo:font-size="11pt" fo:language="ru" fo:country="RU" officeooo:rsid="000b04d0" officeooo:paragraph-rsid="000e164b" style:letter-kerning="false" style:font-name-asian="游明朝" style:font-size-asian="11pt" style:language-asian="ja" style:country-asian="JP" style:font-name-complex="Arial" style:font-size-complex="11pt" style:language-complex="ar" style:country-complex="SA"/>
    </style:style>
    <style:style style:name="P2" style:family="paragraph" style:parent-style-name="Heading_20_1">
      <style:text-properties fo:language="ru" fo:country="RU"/>
    </style:style>
    <style:style style:name="P3" style:family="paragraph" style:parent-style-name="Heading_20_2">
      <style:text-properties fo:language="ru" fo:country="RU" officeooo:rsid="0009bdd8" officeooo:paragraph-rsid="0009bdd8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2">
      <style:text-properties fo:language="ru" fo:country="RU" officeooo:paragraph-rsid="000fad57"/>
    </style:style>
    <style:style style:name="P6" style:family="paragraph" style:parent-style-name="Quotations">
      <style:text-properties fo:language="ru" fo:country="RU"/>
    </style:style>
    <style:style style:name="P7" style:family="paragraph" style:parent-style-name="Standard" style:list-style-name="">
      <style:paragraph-properties fo:margin-top="0in" fo:margin-bottom="0in" style:contextual-spacing="false" fo:line-height="100%" fo:break-before="page"/>
      <style:text-properties fo:color="#1e4e79" loext:opacity="100%" style:font-name="Calibri" fo:font-size="16pt" fo:language="ru" fo:country="RU" fo:font-weight="bold" officeooo:paragraph-rsid="001f108d" style:letter-kerning="true" style:font-name-asian="Times New Roman1" style:font-size-asian="16pt" style:font-weight-asian="bold" style:font-name-complex="Calibri1" style:font-size-complex="16pt" style:font-weight-complex="bold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 style:list-style-name="WWNum1">
      <style:text-properties fo:language="ru" fo:country="RU" officeooo:paragraph-rsid="0020cf1e"/>
    </style:style>
    <style:style style:name="P10" style:family="paragraph" style:parent-style-name="Standard" style:list-style-name="WWNum1">
      <style:text-properties fo:language="ru" fo:country="RU" officeooo:paragraph-rsid="0025e6b7"/>
    </style:style>
    <style:style style:name="P11" style:family="paragraph" style:parent-style-name="Standard" style:list-style-name="WWNum1">
      <style:text-properties fo:language="ru" fo:country="RU" officeooo:paragraph-rsid="001fb47f"/>
    </style:style>
    <style:style style:name="P12" style:family="paragraph" style:parent-style-name="Standard" style:list-style-name="WWNum1">
      <style:text-properties fo:language="ru" fo:country="RU"/>
    </style:style>
    <style:style style:name="P13" style:family="paragraph" style:parent-style-name="Text_20_body" style:list-style-name="L1">
      <style:text-properties style:use-window-font-color="true" loext:opacity="0%" style:font-name="Calibri" fo:font-size="11pt" fo:language="ru" fo:country="RU" fo:font-weight="normal" officeooo:rsid="002c5e3e" officeooo:paragraph-rsid="002c5e3e" style:letter-kerning="false" style:font-name-asian="游明朝" style:font-size-asian="11pt" style:language-asian="ja" style:country-asian="JP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Text_20_body" style:list-style-name="L1">
      <style:text-properties style:use-window-font-color="true" loext:opacity="0%" style:font-name="Calibri" fo:font-size="11pt" fo:language="ru" fo:country="RU" fo:font-weight="normal" style:letter-kerning="false" style:font-name-asian="游明朝" style:font-size-asian="11pt" style:language-asian="ja" style:country-asian="JP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Text_20_body">
      <style:text-properties fo:language="ru" fo:country="RU" officeooo:rsid="003042f9" officeooo:paragraph-rsid="003042f9"/>
    </style:style>
    <style:style style:name="P16" style:family="paragraph" style:parent-style-name="Text_20_body">
      <style:text-properties fo:language="ru" fo:country="RU" officeooo:paragraph-rsid="003042f9"/>
    </style:style>
    <style:style style:name="P17" style:family="paragraph" style:parent-style-name="Text_20_body">
      <style:text-properties fo:language="ru" fo:country="RU" officeooo:paragraph-rsid="000fad57"/>
    </style:style>
    <style:style style:name="P18" style:family="paragraph" style:parent-style-name="Text_20_body">
      <style:text-properties fo:language="ru" fo:country="RU" officeooo:rsid="000b67a0" officeooo:paragraph-rsid="000b67a0"/>
    </style:style>
    <style:style style:name="P19" style:family="paragraph" style:parent-style-name="Text_20_body">
      <style:text-properties fo:language="ru" fo:country="RU"/>
    </style:style>
    <style:style style:name="P20" style:family="paragraph" style:parent-style-name="Text_20_body">
      <style:text-properties fo:language="ru" fo:country="RU" officeooo:paragraph-rsid="00312d5c"/>
    </style:style>
    <style:style style:name="P21" style:family="paragraph" style:parent-style-name="Text_20_body">
      <style:text-properties fo:language="ru" fo:country="RU" officeooo:rsid="00312d5c" officeooo:paragraph-rsid="0031ff6f"/>
    </style:style>
    <style:style style:name="P22" style:family="paragraph" style:parent-style-name="Text_20_body">
      <style:text-properties fo:language="ru" fo:country="RU" officeooo:rsid="00312d5c" officeooo:paragraph-rsid="00339059"/>
    </style:style>
    <style:style style:name="P23" style:family="paragraph" style:parent-style-name="Text_20_body">
      <style:text-properties fo:language="ru" fo:country="RU" officeooo:rsid="0031ff6f" officeooo:paragraph-rsid="00339059"/>
    </style:style>
    <style:style style:name="P24" style:family="paragraph" style:parent-style-name="Text_20_body">
      <style:text-properties fo:language="ru" fo:country="RU" officeooo:rsid="0031ff6f" officeooo:paragraph-rsid="0031ff6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6c48"/>
    </style:style>
    <style:style style:name="T3" style:family="text">
      <style:text-properties fo:language="ru" fo:country="RU" officeooo:rsid="00099188"/>
    </style:style>
    <style:style style:name="T4" style:family="text">
      <style:text-properties fo:language="ru" fo:country="RU" officeooo:rsid="0009bdd8"/>
    </style:style>
    <style:style style:name="T5" style:family="text">
      <style:text-properties fo:language="ru" fo:country="RU" officeooo:rsid="000fad57"/>
    </style:style>
    <style:style style:name="T6" style:family="text">
      <style:text-properties fo:language="ru" fo:country="RU" fo:font-weight="bold" officeooo:rsid="002c5e3e" style:font-weight-asian="bold" style:font-weight-complex="bold"/>
    </style:style>
    <style:style style:name="T7" style:family="text">
      <style:text-properties fo:language="ru" fo:country="RU" officeooo:rsid="001f108d"/>
    </style:style>
    <style:style style:name="T8" style:family="text">
      <style:text-properties fo:language="ru" fo:country="RU" officeooo:rsid="001fb47f"/>
    </style:style>
    <style:style style:name="T9" style:family="text">
      <style:text-properties fo:language="ru" fo:country="RU" officeooo:rsid="0020cf1e"/>
    </style:style>
    <style:style style:name="T10" style:family="text">
      <style:text-properties fo:language="ru" fo:country="RU" officeooo:rsid="0022f781"/>
    </style:style>
    <style:style style:name="T11" style:family="text">
      <style:text-properties fo:language="ru" fo:country="RU" officeooo:rsid="00233453"/>
    </style:style>
    <style:style style:name="T12" style:family="text">
      <style:text-properties fo:language="ru" fo:country="RU" officeooo:rsid="00242edc"/>
    </style:style>
    <style:style style:name="T13" style:family="text">
      <style:text-properties fo:language="ru" fo:country="RU" officeooo:rsid="0025e6b7"/>
    </style:style>
    <style:style style:name="T14" style:family="text">
      <style:text-properties fo:language="ru" fo:country="RU" officeooo:rsid="0028190d"/>
    </style:style>
    <style:style style:name="T15" style:family="text">
      <style:text-properties fo:language="ru" fo:country="RU" officeooo:rsid="0028f0fc"/>
    </style:style>
    <style:style style:name="T16" style:family="text">
      <style:text-properties fo:language="ru" fo:country="RU" officeooo:rsid="002a7d82"/>
    </style:style>
    <style:style style:name="T17" style:family="text">
      <style:text-properties fo:language="ru" fo:country="RU" officeooo:rsid="002c5e3e"/>
    </style:style>
    <style:style style:name="T18" style:family="text">
      <style:text-properties fo:language="ru" fo:country="RU" officeooo:rsid="003042f9"/>
    </style:style>
    <style:style style:name="T19" style:family="text">
      <style:text-properties fo:language="ru" fo:country="RU" officeooo:rsid="00312d5c"/>
    </style:style>
    <style:style style:name="T20" style:family="text">
      <style:text-properties fo:language="ru" fo:country="RU" officeooo:rsid="0031ff6f"/>
    </style:style>
    <style:style style:name="T21" style:family="text">
      <style:text-properties fo:language="ru" fo:country="RU" officeooo:rsid="00339059"/>
    </style:style>
    <style:style style:name="T22" style:family="text">
      <style:text-properties officeooo:rsid="0002f28a"/>
    </style:style>
    <style:style style:name="T23" style:family="text">
      <style:text-properties style:use-window-font-color="true" loext:opacity="0%" style:font-name="Calibri" fo:font-size="11pt" fo:language="ru" fo:country="RU" officeooo:rsid="000dd9af" style:letter-kerning="false" style:font-name-asian="游明朝" style:font-size-asian="11pt" style:language-asian="ja" style:country-asian="JP" style:font-name-complex="Arial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fo:language="ru" fo:country="RU" officeooo:rsid="000e164b" style:letter-kerning="false" style:font-name-asian="游明朝" style:font-size-asian="11pt" style:language-asian="ja" style:country-asian="JP" style:font-name-complex="Arial" style:font-size-complex="11pt" style:language-complex="ar" style:country-complex="SA"/>
    </style:style>
    <style:style style:name="T25" style:family="text">
      <style:text-properties style:use-window-font-color="true" loext:opacity="0%" style:font-name="Calibri" fo:font-size="11pt" officeooo:rsid="000dd9af" style:letter-kerning="false" style:font-name-asian="游明朝" style:font-size-asian="11pt" style:language-asian="ja" style:country-asian="JP" style:font-name-complex="Arial" style:font-size-complex="11pt" style:language-complex="ar" style:country-complex="SA"/>
    </style:style>
    <style:style style:name="T26" style:family="text">
      <style:text-properties style:use-window-font-color="true" loext:opacity="0%" style:font-name="Calibri" fo:font-size="11pt" officeooo:rsid="000e164b" style:letter-kerning="false" style:font-name-asian="游明朝" style:font-size-asian="11pt" style:language-asian="ja" style:country-asian="JP" style:font-name-complex="Arial" style:font-size-complex="11pt" style:language-complex="ar" style:country-complex="SA"/>
    </style:style>
    <style:style style:name="T27" style:family="text">
      <style:text-properties officeooo:rsid="000dd9a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c5e3e" style:font-weight-asian="bold" style:font-weight-complex="bold"/>
    </style:style>
    <style:style style:name="T30" style:family="text">
      <style:text-properties officeooo:rsid="003042f9"/>
    </style:style>
    <style:style style:name="T31" style:family="text">
      <style:text-properties officeooo:rsid="00312d5c"/>
    </style:style>
    <style:style style:name="T32" style:family="text">
      <style:text-properties officeooo:rsid="0031ff6f"/>
    </style:style>
    <style:style style:name="T33" style:family="text">
      <style:text-properties officeooo:rsid="00339059"/>
    </style:style>
    <style:style style:name="T34" style:family="text">
      <style:text-properties officeooo:rsid="00076c48"/>
    </style:style>
    <style:style style:name="T35" style:family="text">
      <style:text-properties officeooo:rsid="00099188"/>
    </style:style>
    <style:style style:name="T36" style:family="text">
      <style:text-properties officeooo:rsid="0009bdd8"/>
    </style:style>
    <style:style style:name="T37" style:family="text">
      <style:text-properties officeooo:rsid="000fad57"/>
    </style:style>
    <style:style style:name="T38" style:family="text">
      <style:text-properties officeooo:rsid="002c5e3e"/>
    </style:style>
    <style:style style:name="T39" style:family="text">
      <style:text-properties officeooo:rsid="00242edc"/>
    </style:style>
    <style:style style:name="T40" style:family="text">
      <style:text-properties officeooo:rsid="0020cf1e"/>
    </style:style>
    <style:style style:name="T41" style:family="text">
      <style:text-properties officeooo:rsid="001f108d"/>
    </style:style>
    <style:style style:name="T42" style:family="text">
      <style:text-properties officeooo:rsid="001fb47f"/>
    </style:style>
    <style:style style:name="T43" style:family="text">
      <style:text-properties officeooo:rsid="0025e6b7"/>
    </style:style>
    <style:style style:name="T44" style:family="text">
      <style:text-properties officeooo:rsid="00233453"/>
    </style:style>
    <style:style style:name="T45" style:family="text">
      <style:text-properties officeooo:rsid="0022f781"/>
    </style:style>
    <style:style style:name="T46" style:family="text">
      <style:text-properties officeooo:rsid="0028190d"/>
    </style:style>
    <style:style style:name="T47" style:family="text">
      <style:text-properties officeooo:rsid="0028f0fc"/>
    </style:style>
    <style:style style:name="T48" style:family="text">
      <style:text-properties officeooo:rsid="002a7d8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-Wave</text:h>
      <text:p text:style-name="P6">Хочу свою онлайн игру про гоночки с выводом реала и ботами.</text:p>
      <text:h text:style-name="P4" text:outline-level="2">Что</text:h>
      <text:p text:style-name="P8"><text:span text:style-name="T34">С</text:span>имулятор межпланетн<text:span text:style-name="T22">ых гонок</text:span>, включающий сами гонки, <text:s/>развитие команды<text:span text:style-name="T22">, R&amp;D,</text:span> экономику <text:span text:style-name="T35">и</text:span> социальное взаимодействие всех участников (как игроков, так и АИ). </text:p>
      <text:h text:style-name="P5" text:outline-level="2">Почему</text:h>
      <text:p text:style-name="P1">Сейчас существует множество онлайн игр уровня «тараканьи бега <text:span text:style-name="T27">с чатиком</text:span>», смысл которых — купить самую крутую тачку <text:span text:style-name="T27">за реал <text:s/>или задротить сутками, чтобы всех порвать</text:span>, и полностью противоположных — спортивных менеджеров с множеством контролируемых процессов, но без онлайна. </text:p>
      <text:p text:style-name="P17"><text:span text:style-name="T25">Хочется объединить преимущества — социальность (массовость) и детал</text:span><text:span text:style-name="T26">ьность</text:span><text:span text:style-name="T25"> процессов.</text:span></text:p>
      <text:p text:style-name="P6">Давай сыграем Раммштайн на пианино?</text:p>
      <text:h text:style-name="P3" text:outline-level="2">Зачем</text:h>
      <text:p text:style-name="P18"><text:span text:style-name="T36">П</text:span>олучить опыт создания (чтобы похвастаться), финансовый успех (чтобы окупалась) и удовольствие от результата (играть <text:span text:style-name="T37">в игру, в которой играют люди</text:span>).</text:p>
      <text:h text:style-name="P3" text:outline-level="2">Как</text:h>
      <text:list xml:id="list3988153607" text:style-name="L1">
        <text:list-item>
          <text:p text:style-name="P14">Реализовать <text:span text:style-name="T28">Цели первой очереди</text:span> <text:span text:style-name="T38">в соответствии с </text:span><text:span text:style-name="T29">Идеями</text:span><text:span text:style-name="T38">.</text:span></text:p>
        </text:list-item>
        <text:list-item>
          <text:p text:style-name="P13">Запустить в режиме закрытого тестирования.</text:p>
        </text:list-item>
        <text:list-item>
          <text:p text:style-name="P13">Собрать фокус-группу, провести закрытое тестирование, собрать результаты.</text:p>
        </text:list-item>
        <text:list-item>
          <text:p text:style-name="P13">Собрать отзывы тестовой группы.</text:p>
        </text:list-item>
        <text:list-item>
          <text:p text:style-name="P13">Провести анализ результатов.</text:p>
        </text:list-item>
        <text:list-item>
          <text:p text:style-name="P13">Определить цели следующего этапа разработки.</text:p>
        </text:list-item>
      </text:list>
      <text:h text:style-name="P7" text:outline-level="1">Цели проекта первой очереди</text:h>
      <text:list xml:id="list1113368696" text:style-name="WWNum1">
        <text:list-item>
          <text:p text:style-name="P9">Создать <text:span text:style-name="T39">системы (</text:span><text:span text:style-name="T40">компоненты</text:span><text:span text:style-name="T39">)</text:span><text:span text:style-name="T41">, котор</text:span><text:span text:style-name="T40">ые</text:span><text:span text:style-name="T41"> описыва</text:span><text:span text:style-name="T40">ют:</text:span></text:p>
          <text:list>
            <text:list-item>
              <text:p text:style-name="P10"><text:span text:style-name="T42">регистрацию игрока,</text:span><text:span text:style-name="T40"> </text:span><text:span text:style-name="T43">создание</text:span><text:span text:style-name="T42"> стартово</text:span><text:span text:style-name="T44">й команды</text:span><text:span text:style-name="T42"> (</text:span><text:span text:style-name="T44">персонал</text:span><text:span text:style-name="T42">, пилот, болид)</text:span><text:span text:style-name="T41">, </text:span><text:span text:style-name="T43">управление командой;</text:span></text:p>
            </text:list-item>
            <text:list-item>
              <text:p text:style-name="P9"><text:span text:style-name="T43">создание</text:span><text:span text:style-name="T41">, подготовку </text:span><text:span text:style-name="T40">(регистрацию участников)</text:span><text:span text:style-name="T41">, проведение и обработку результатов гонки;</text:span></text:p>
            </text:list-item>
          </text:list>
        </text:list-item>
        <text:list-item>
          <text:p text:style-name="P11">Разработать пользовательский интерфейс <text:span text:style-name="T44">для</text:span> систем<text:span text:style-name="T40"> регистрации </text:span><text:span text:style-name="T45">игрока </text:span><text:span text:style-name="T40">и </text:span><text:span text:style-name="T45">управления командой</text:span>;</text:p>
        </text:list-item>
        <text:list-item>
          <text:p text:style-name="P12">Создать описание систем: требования, формулы <text:span text:style-name="T46">и</text:span> описание интерфейсов, которое <text:span text:style-name="T40">будут</text:span> использова<text:span text:style-name="T40">ны другими </text:span><text:span text:style-name="T46">системами и компонентами</text:span>.</text:p>
        </text:list-item>
        <text:list-item>
          <text:p text:style-name="P12">Найти ответы на вопросы <text:span text:style-name="T47">нерелятивистской механики</text:span>.</text:p>
        </text:list-item>
      </text:list>
      <text:h text:style-name="P4" text:outline-level="2">Иде<text:span text:style-name="T48">и</text:span> проекта первой очереди</text:h>
      <text:p text:style-name="P19">Для упрощения, гоночный трек имеет минимум характеристик — только сложность и длина.</text:p>
      <text:p text:style-name="P19">В гонке учавствует несколько команд, выставляющих болид с пилотом.</text:p>
      <text:p text:style-name="P16">После создания гонки все желающие регистрируются. Время регистрации ограничено. </text:p>
      <text:p text:style-name="P20">После регистрации игрок может задать <text:span text:style-name="T31">стратегию </text:span>гонк<text:span text:style-name="T31">и</text:span> — уровень риска и агрессии — <text:span text:style-name="T30">и заявить о готовности к старту.</text:span></text:p>
      <text:p text:style-name="P15">При готовности всех игроков или окончании <text:span text:style-name="T31">указанного на подготовку </text:span>времени происходит старт.</text:p>
      <text:p text:style-name="P21">Расчёт результата происходит с учётом характеристик болида, пилота и <text:span text:style-name="T32">стратегии.</text:span></text:p>
      <text:p text:style-name="P22"><text:span text:style-name="T32">После окончания гонки производится изменение характеристик </text:span><text:span text:style-name="T44">персонал</text:span><text:span text:style-name="T33">,</text:span><text:span text:style-name="T32"> пилота и болида — мастерство растёт, ресурс падает и т. д.</text:span></text:p>
      <text:p text:style-name="P23">После гонки пилоту и болиду нужно время на восстановление, которое зависит от морали и техничности <text:span text:style-name="T44">персонал</text:span><text:span text:style-name="T33">а</text:span>.</text:p>
      <text:p text:style-name="P24">Игрок может поставить на гонку команду вне зависимости от уровня её готовности.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ndara Light" svg:font-family="'Candara Light'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游明朝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游明朝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729fcf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use-window-font-color="true" loext:opacity="0%" style:font-name="Calibri" fo:font-family="Calibri" style:font-family-generic="roman" style:font-pitch="variable" fo:font-size="11pt" style:letter-kerning="false" style:font-name-asian="游明朝" style:font-family-asian="游明朝" style:font-family-generic-asian="system" style:font-pitch-asian="variable" style:font-size-asian="11pt" style:language-asian="ja" style:country-asian="JP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loext:graphic-properties draw:fill="none" draw:fill-color="#729fcf"/>
      <style:paragraph-properties fo:margin-left="0in" fo:margin-right="0in" fo:margin-top="0.1945in" fo:margin-bottom="0.1945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fo:color="#1e4e79" loext:opacity="100%" style:font-name="Corbel" fo:font-family="Corbel" style:font-family-generic="swiss" style:font-pitch="variable" fo:font-size="20pt" fo:font-style="normal" fo:font-weight="bold" style:letter-kerning="true" style:font-name-asian="Times New Roman1" style:font-family-asian="'Times New Roman'" style:font-family-generic-asian="system" style:font-pitch-asian="variable" style:font-size-asian="20pt" style:language-asian="ja" style:country-asian="JP" style:font-style-asian="normal" style:font-weight-asian="bold" style:font-name-complex="Calibri1" style:font-family-complex="Calibri" style:font-family-generic-complex="system" style:font-pitch-complex="variable" style:font-size-complex="20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default-outline-level="" style:class="html">
      <loext:graphic-properties draw:fill="none" draw:fill-color="#729fcf"/>
      <style:paragraph-properties fo:margin-left="0.3752in" fo:margin-right="0in" fo:margin-top="0in" fo:margin-bottom="0.1173in" style:contextual-spacing="false" fo:line-height="108%" fo:text-align="start" style:justify-single-word="false" fo:orphans="2" fo:widows="2" fo:hyphenation-ladder-count="no-limit" fo:text-indent="-0.25in" style:auto-text-indent="true" fo:background-color="transparent" fo:padding="0.0598in" fo:border-left="2.01pt solid #9ecddd" fo:border-right="none" fo:border-top="none" fo:border-bottom="none" style:writing-mode="lr-tb">
        <style:tab-stops/>
      </style:paragraph-properties>
      <style:text-properties style:font-name="Calibri Light" fo:font-family="'Calibri Light'" style:font-family-generic="swiss" style:font-pitch="variable" fo:font-style="italic" style:font-style-asian="italic" style:font-style-complex="italic"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1e4e79" loext:opacity="100%" style:font-name="Calibri" fo:font-family="Calibri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ja" style:country-asian="JP" style:font-weight-asian="bold" style:font-name-complex="Calibri1" style:font-family-complex="Calibri" style:font-family-generic-complex="system" style:font-pitch-complex="variable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Неактивный_20_заголовок" style:display-name="Неактивный заголовок" style:family="paragraph" style:parent-style-name="Subtitle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1e4e79" loext:opacity="100%" style:font-name="Candara Light" fo:font-family="'Candara Light'" style:font-family-generic="swiss" style:font-pitch="variable" fo:font-size="14pt" fo:font-style="normal" fo:font-weight="bold" officeooo:rsid="0009bdd8" style:letter-kerning="true" style:font-name-asian="Times New Roman1" style:font-family-asian="'Times New Roman'" style:font-family-generic-asian="system" style:font-pitch-asian="variable" style:font-size-asian="14pt" style:language-asian="ja" style:country-asian="JP" style:font-style-asian="normal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style-complex="normal" style:font-weight-complex="bold"/>
    </style:style>
    <style:style style:name="Preformatted_20_Text" style:display-name="Preformatted Text" style:family="paragraph" style:parent-style-name="Standard" style:list-style-name="WWNum1" style:class="html">
      <style:paragraph-properties fo:margin-top="0in" fo:margin-bottom="0in" style:contextual-spacing="false"/>
      <style:text-properties style:use-window-font-color="true" loext:opacity="0%" style:font-name="Candara Light" fo:font-family="'Candara Light'" style:font-family-generic="swiss" style:font-pitch="variable" fo:font-size="8pt" fo:font-style="normal" style:letter-kerning="false" style:font-name-asian="Times New Roman1" style:font-family-asian="'Times New Roman'" style:font-family-generic-asian="system" style:font-pitch-asian="variable" style:font-size-asian="8pt" style:language-asian="ja" style:country-asian="JP" style:font-style-asian="normal" style:font-name-complex="Calibri1" style:font-family-complex="Calibri" style:font-family-generic-complex="system" style:font-pitch-complex="variable" style:font-size-complex="8pt" style:language-complex="ar" style:country-complex="SA" style:font-style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1e4e79" loext:opacity="100%" style:font-name="Candara Light" fo:font-family="'Candara Light'" style:font-family-generic="swiss" style:font-pitch="variable" fo:font-size="12pt" fo:font-style="italic" fo:font-weight="bold" officeooo:rsid="0009bdd8" style:letter-kerning="true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6:06:00</meta:creation-date>
    <meta:initial-creator>Mykhaylo Rudakov</meta:initial-creator>
    <dc:language>en-US</dc:language>
    <dc:date>2022-04-19T23:25:07.993000000</dc:date>
    <meta:editing-cycles>39</meta:editing-cycles>
    <meta:editing-duration>PT2H45M58S</meta:editing-duration>
    <meta:generator>LibreOffice/7.2.4.1$Windows_X86_64 LibreOffice_project/27d75539669ac387bb498e35313b970b7fe9c4f9</meta:generator>
    <meta:document-statistic meta:table-count="0" meta:image-count="0" meta:object-count="0" meta:page-count="2" meta:paragraph-count="34" meta:word-count="325" meta:character-count="2449" meta:non-whitespace-character-count="2158"/>
    <meta:user-defined meta:name="AppVersion">15.0000</meta:user-defined>
    <meta:user-defined meta:name="DocSecurity" meta:value-type="float">4</meta:user-defined>
    <meta:template xlink:type="simple" xlink:actuate="onRequest" xlink:title="Normal.dotm" xlink:href=""/>
  </office:meta>
</office:document-meta>
</file>